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2EE7F6D80B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cstOne" svg:font-family="KacstOne" style:font-pitch="variable"/>
    <style:font-face style:name="Khmer OS System" svg:font-family="'Khmer OS System'" style:font-pitch="variable"/>
    <style:font-face style:name="Purisa" svg:font-family="Purisa" style:font-pitch="variable"/>
    <style:font-face style:name="Tibetan Machine Uni" svg:font-family="'Tibetan Machine Uni'" style:font-pitch="variable"/>
    <style:font-face style:name="URW Chancery L" svg:font-family="'URW Chancery L'" style:font-pitch="variable"/>
    <style:font-face style:name="Ubuntu Light" svg:font-family="'Ubuntu Light'" style:font-pitch="variable"/>
    <style:font-face style:name="áá­áá±á¬ááºáá¬á¡á¯ááº" svg:font-family="áá­áá±á¬ááºáá¬á¡á¯ááº" style:font-pitch="variable"/>
    <style:font-face style:name="Bitstream Vera Serif" svg:font-family="'Bitstream Vera Serif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Droid Sans Hebrew" svg:font-family="'Droid Sans Hebrew'" style:font-family-generic="swiss" style:font-pitch="variable"/>
    <style:font-face style:name="NanumBarunGothic" svg:font-family="NanumBarunGothic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fondo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2.178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style:font-name="Bitstream Vera Serif"/>
    </style:style>
    <style:style style:name="P4" style:family="paragraph">
      <style:paragraph-properties fo:text-align="start"/>
      <style:text-properties fo:font-size="44pt" style:font-size-asian="44pt" style:font-size-complex="4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40pt" style:font-size-asian="40pt" style:font-size-complex="40pt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fo:font-size="32pt"/>
    </style:style>
    <style:style style:name="P9" style:family="paragraph">
      <style:paragraph-properties fo:text-align="start"/>
      <style:text-properties fo:font-size="32pt"/>
    </style:style>
    <style:style style:name="P10" style:family="paragraph">
      <style:paragraph-properties fo:text-align="center"/>
      <style:text-properties fo:font-size="60pt" style:font-size-asian="60pt" style:font-size-complex="60pt"/>
    </style:style>
    <style:style style:name="P11" style:family="paragraph">
      <style:text-properties fo:font-size="44pt" style:font-size-asian="44pt" style:font-size-complex="44pt"/>
    </style:style>
    <style:style style:name="T1" style:family="text">
      <style:text-properties style:font-name="Bitstream Vera Sans"/>
    </style:style>
    <style:style style:name="T2" style:family="text">
      <style:text-properties fo:font-size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font-name="Bitstream Vera Serif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“<text:span text:style-name="T1">Proyecto Truco</text:span>”</text:p>
          </draw:text-box>
        </draw:frame>
        <draw:frame presentation:style-name="pr2" draw:text-style-name="P1" draw:layer="layout" svg:width="25.199cm" svg:height="12.178cm" svg:x="1.201cm" svg:y="5.4cm" presentation:class="subtitle" presentation:user-transformed="true">
          <draw:text-box>
            <text:p><text:span text:style-name="T2"><text:s/></text:span></text:p>
            <text:p><text:span text:style-name="T3">Integrantes:</text:span></text:p>
            <text:p><text:span text:style-name="T3"/></text:p>
            <text:p><text:span text:style-name="T3">Boselli Elisa.</text:span></text:p>
            <text:p><text:span text:style-name="T3">Etcharren Leandro.</text:span></text:p>
            <text:p><text:span text:style-name="T3">Sanchez Danie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4">Problema a resolver</text:span></text:p>
          </draw:text-box>
        </draw:frame>
        <draw:frame presentation:style-name="pr2" draw:text-style-name="P4" draw:layer="layout" svg:width="25.199cm" svg:height="12.178cm" svg:x="1.801cm" svg:y="4.622cm" presentation:class="subtitle" presentation:user-transformed="true">
          <draw:text-box>
            <text:p text:style-name="P4"><text:span text:style-name="T5">Diseñar el juego truco, montarlo en un browser para poder jugar desde allí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4">Metodología: SCRUM</text:span><text:tab/></text:p>
          </draw:text-box>
        </draw:frame>
        <draw:frame presentation:style-name="pr2" draw:text-style-name="P1" draw:layer="layout" svg:width="25.199cm" svg:height="12.178cm" svg:x="1.4cm" svg:y="4.914cm" presentation:class="subtitle" presentation:user-transformed="true">
          <draw:text-box>
            <text:p text:style-name="P5"><text:span text:style-name="T5">1°Definición de roles y responsabilidades</text:span></text:p>
            <text:p text:style-name="P5"><text:span text:style-name="T5"/></text:p>
            <text:p text:style-name="P5"><text:span text:style-name="T5">2°Sprints</text:span></text:p>
            <text:p text:style-name="P5"><text:span text:style-name="T5"/></text:p>
            <text:p text:style-name="P5"><text:span text:style-name="T5">3°Herramientas utilizada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4">Roles</text:span></text:p>
          </draw:text-box>
        </draw:frame>
        <draw:frame presentation:style-name="pr2" draw:text-style-name="P1" draw:layer="layout" svg:width="25.199cm" svg:height="12.178cm" svg:x="1.4cm" svg:y="4.914cm" presentation:class="subtitle" presentation:user-transformed="true">
          <draw:text-box>
            <text:p text:style-name="P5"><text:span text:style-name="T5">-Desarrollador.</text:span></text:p>
            <text:p text:style-name="P5"><text:span text:style-name="T5">-Diseñador.</text:span></text:p>
            <text:p text:style-name="P5"><text:span text:style-name="T5">-Teste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4">Sprints</text:span></text:p>
          </draw:text-box>
        </draw:frame>
        <draw:frame presentation:style-name="pr2" draw:text-style-name="P6" draw:layer="layout" svg:width="25.199cm" svg:height="12.178cm" svg:x="1.4cm" svg:y="4.914cm" presentation:class="subtitle" presentation:user-transformed="true">
          <draw:text-box>
            <text:p text:style-name="P6"><text:span text:style-name="T3">1-Realización de la lógica del programa.</text:span></text:p>
            <text:p text:style-name="P6"><text:span text:style-name="T3"/></text:p>
            <text:p text:style-name="P6"><text:span text:style-name="T3">2-Realización de la capa web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4">Herramientas</text:span></text:p>
          </draw:text-box>
        </draw:frame>
        <draw:frame presentation:style-name="pr2" draw:text-style-name="P8" draw:layer="layout" svg:width="25.199cm" svg:height="12.661cm" svg:x="1.4cm" svg:y="4.673cm" presentation:class="subtitle" presentation:user-transformed="true">
          <draw:text-box>
            <text:p text:style-name="P7"><text:span text:style-name="T2">*Github.</text:span></text:p>
            <text:p text:style-name="P7"><text:span text:style-name="T2">*Git.</text:span></text:p>
            <text:p text:style-name="P7"><text:span text:style-name="T2">*Mocha.</text:span></text:p>
            <text:p text:style-name="P7"><text:span text:style-name="T2">*Nodejs.</text:span></text:p>
            <text:p text:style-name="P7"><text:span text:style-name="T2">*Mongodb.</text:span></text:p>
            <text:p text:style-name="P7"><text:span text:style-name="T2">*Mongoose.</text:span></text:p>
            <text:p text:style-name="P7"><text:span text:style-name="T2">*Express.</text:span></text:p>
            <text:p text:style-name="P7"><text:span text:style-name="T2">*Passport.</text:span></text:p>
            <text:p text:style-name="P7"><text:span text:style-name="T2"/></text:p>
            <text:p text:style-name="P7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4">Organización grupo</text:span></text:p>
          </draw:text-box>
        </draw:frame>
        <draw:frame presentation:style-name="pr2" draw:text-style-name="P1" draw:layer="layout" svg:width="25.199cm" svg:height="12.178cm" svg:x="1.4cm" svg:y="4.914cm" presentation:class="subtitle" presentation:user-transformed="true">
          <draw:text-box>
            <text:p>Debido al poco conocimiento de las herramientas utilizadas, tomamos la decisión de que los primeros días trabajaríamos en grupo <text:s/>y los dedicaríamos al entendimiento de las nuevas herramientas. Luego procedimos a la división de tareas.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4">Dificultades encontradas</text:span></text:p>
          </draw:text-box>
        </draw:frame>
        <draw:frame presentation:style-name="pr2" draw:text-style-name="P1" draw:layer="layout" svg:width="25.199cm" svg:height="12.178cm" svg:x="1.4cm" svg:y="4.914cm" presentation:class="subtitle" presentation:user-transformed="true">
          <draw:text-box>
            <text:p text:style-name="P5">*Problema con la división de tareas, no pudimos trabajar mucho en paralelo como hubiéramos querido.</text:p>
            <text:p text:style-name="P5"/>
            <text:p text:style-name="P5">*Dificultad a la hora de aprender una nueva herramienta.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4">Funcionalidades destacadas</text:span></text:p>
          </draw:text-box>
        </draw:frame>
        <draw:frame presentation:style-name="pr2" draw:text-style-name="P9" draw:layer="layout" svg:width="25.199cm" svg:height="12.178cm" svg:x="1.6cm" svg:y="4.622cm" presentation:class="subtitle" presentation:user-transformed="true">
          <draw:text-box>
            <text:p text:style-name="P5">*Representación interna de los estados y las acciones del juego mediante una maquina de estados.</text:p>
            <text:p text:style-name="P5"/>
            <text:p text:style-name="P5">*Manejo de las decisiones tomadas por un jugador (jugar una carta especifica, cantar truco,etc), para realizar las acciones correspondientes al juego.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4">Decisiones de diseño</text:span></text:p>
          </draw:text-box>
        </draw:frame>
        <draw:frame presentation:style-name="pr2" draw:text-style-name="P1" draw:layer="layout" svg:width="25.199cm" svg:height="15.193cm" svg:x="1.4cm" svg:y="3.407cm" presentation:class="subtitle" presentation:user-transformed="true">
          <draw:text-box>
            <text:p text:style-name="P5">*Guardar en la base de datos las instancias de la clase Game y User.</text:p>
            <text:p text:style-name="P5">*Simplificación de las funcionalidades del juego.</text:p>
            <text:p text:style-name="P5">*La clase Game solo tiene los nombres de los players y su puntuación(el player con todos sus atributos y métodos los contiene Round).</text:p>
            <text:p text:style-name="P5">*La clase Player contiene dos arreglos diferentes, uno para hacer referencia a las cartas que posee en la 'mano', y otro para las que ya jugo en la 'mesa'.</text:p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0" draw:layer="layout" svg:width="25.199cm" svg:height="12.178cm" svg:x="1.601cm" svg:y="4.914cm" presentation:class="subtitle" presentation:user-transformed="true">
          <draw:text-box>
            <text:p text:style-name="P10"><text:span text:style-name="T6">Ahora veamos una demostración de nuestro JUEGO TRUCO!!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4">Que cambiaríamos?</text:span></text:p>
          </draw:text-box>
        </draw:frame>
        <draw:frame presentation:style-name="pr2" draw:text-style-name="P9" draw:layer="layout" svg:width="25.199cm" svg:height="12.178cm" svg:x="1.4cm" svg:y="4.914cm" presentation:class="subtitle" presentation:user-transformed="true">
          <draw:text-box>
            <text:p text:style-name="P9">*La extensión del juego que permita jugar con todos las reglas el truco.</text:p>
            <text:p text:style-name="P9"/>
            <text:p text:style-name="P9">*Que dos usuarios en computadoras diferentes puedan jugar el mismo juego en contra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1" draw:layer="layout" svg:width="25.199cm" svg:height="12.178cm" svg:x="1.4cm" svg:y="4.914cm" presentation:class="subtitle" presentation:user-transformed="true">
          <draw:text-box>
            <text:p text:style-name="P11"><text:span text:style-name="T5">Muchas gracias por su atención!!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KacstOne" svg:font-family="KacstOne" style:font-pitch="variable"/>
    <style:font-face style:name="Khmer OS System" svg:font-family="'Khmer OS System'" style:font-pitch="variable"/>
    <style:font-face style:name="Purisa" svg:font-family="Purisa" style:font-pitch="variable"/>
    <style:font-face style:name="Tibetan Machine Uni" svg:font-family="'Tibetan Machine Uni'" style:font-pitch="variable"/>
    <style:font-face style:name="URW Chancery L" svg:font-family="'URW Chancery L'" style:font-pitch="variable"/>
    <style:font-face style:name="Ubuntu Light" svg:font-family="'Ubuntu Light'" style:font-pitch="variable"/>
    <style:font-face style:name="áá­áá±á¬ááºáá¬á¡á¯ááº" svg:font-family="áá­áá±á¬ááºáá¬á¡á¯ááº" style:font-pitch="variable"/>
    <style:font-face style:name="Bitstream Vera Serif" svg:font-family="'Bitstream Vera Serif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Droid Sans Hebrew" svg:font-family="'Droid Sans Hebrew'" style:font-family-generic="swiss" style:font-pitch="variable"/>
    <style:font-face style:name="NanumBarunGothic" svg:font-family="NanumBarunGothic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fondo" xlink:href="Pictures/10000000000003E8000002EE7F6D80B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1T11:01:52.773243400</meta:creation-date>
    <dc:date>2016-06-21T14:54:44.483512021</dc:date>
    <meta:editing-duration>PT1H16M34S</meta:editing-duration>
    <meta:editing-cycles>11</meta:editing-cycles>
    <meta:generator>LibreOffice/4.2.7.2$Linux_X86_64 LibreOffice_project/420m0$Build-2</meta:generator>
    <meta:document-statistic meta:object-count="73"/>
  </office:meta>
</office:document-meta>
</file>